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ato Light" fo:font-size="18pt" fo:font-weight="bold" officeooo:rsid="001b2b24" officeooo:paragraph-rsid="001b2b2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ato Light" fo:font-size="18pt" fo:font-weight="bold" officeooo:rsid="001b2b24" officeooo:paragraph-rsid="001b2b2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ato Light" fo:font-size="18pt" fo:font-weight="normal" officeooo:rsid="001b2b24" officeooo:paragraph-rsid="001b2b24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ato Light" fo:font-size="14pt" fo:font-weight="normal" officeooo:rsid="001b2b24" officeooo:paragraph-rsid="001b2b24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tion </text:p>
      <text:p text:style-name="P2"/>
      <text:p text:style-name="P3"/>
      <text:p text:style-name="P4"><text:span text:style-name="T1">Conception</text:span> (MVC, UML, UWE, Modèle relationnel, ergonomie, navigation) : 35 %.</text:p>
      <text:p text:style-name="P4"/>
      <text:p text:style-name="P4"><text:span text:style-name="T1">Implémentation </text:span>(qualité du code, AJAX…) : 30 %.</text:p>
      <text:p text:style-name="P4"/>
      <text:p text:style-name="P4"><text:span text:style-name="T1">Organisation générale</text:span> (répartition des tâches, mise en place d’une méthode d’organisation) : 10 %.</text:p>
      <text:p text:style-name="P4"/>
      <text:p text:style-name="P4"><text:span text:style-name="T1">Fonctionnalité</text:span> (respect du cahier des charges, gestion des utilisateurs) : 10 %.</text:p>
      <text:p text:style-name="P4"/>
      <text:p text:style-name="P4"><text:span text:style-name="T1">Rapport et présentation</text:span> (documentation, communication, sources) : 15 %.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 Light" svg:font-family="'Lato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09:10.642321634</meta:creation-date>
    <dc:date>2019-02-25T18:17:28.584158607</dc:date>
    <meta:editing-duration>PT8M25S</meta:editing-duration>
    <meta:editing-cycles>1</meta:editing-cycles>
    <meta:document-statistic meta:table-count="0" meta:image-count="0" meta:object-count="0" meta:page-count="1" meta:paragraph-count="6" meta:word-count="55" meta:character-count="382" meta:non-whitespace-character-count="332"/>
    <meta:generator>LibreOffice/5.2.7.2$Linux_X86_64 LibreOffice_project/20m0$Build-2</meta:generator>
  </office:meta>
</office:document-meta>
</file>